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$project.projectnam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7:24:54.797000000</meta:creation-date>
    <dc:date>2018-02-23T17:30:41.455000000</dc:date>
    <meta:editing-duration>PT3M24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" meta:word-count="3" meta:character-count="22" meta:non-whitespace-character-count="22"/>
  </office:meta>
</office:document-meta>
</file>